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icHistogram" table:style-name="ta1">
        <table:shapes>
          <draw:frame draw:z-index="0" draw:style-name="gr1" draw:text-style-name="P1" svg:width="338.49mm" svg:height="190.39mm" svg:x="55.61mm" svg:y="54.5mm">
            <loext:p draw:notify-on-update-of-ranges="basicHistogram.B1:basicHistogram.B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97" calcext:value-type="float">
            <text:p>41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97" calcext:value-type="float">
            <text:p>62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69" calcext:value-type="float">
            <text:p>75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91" calcext:value-type="float">
            <text:p>82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13" calcext:value-type="float">
            <text:p>74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57" calcext:value-type="float">
            <text:p>76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507" calcext:value-type="float">
            <text:p>85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19" calcext:value-type="float">
            <text:p>81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289" calcext:value-type="float">
            <text:p>82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46" calcext:value-type="float">
            <text:p>86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51" calcext:value-type="float">
            <text:p>85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328" calcext:value-type="float">
            <text:p>83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86" calcext:value-type="float">
            <text:p>84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879" calcext:value-type="float">
            <text:p>88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364" calcext:value-type="float">
            <text:p>83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856" calcext:value-type="float">
            <text:p>88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55" calcext:value-type="float">
            <text:p>87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986" calcext:value-type="float">
            <text:p>79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55" calcext:value-type="float">
            <text:p>75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18" calcext:value-type="float">
            <text:p>79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355" calcext:value-type="float">
            <text:p>73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10" calcext:value-type="float">
            <text:p>70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901" calcext:value-type="float">
            <text:p>79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12" calcext:value-type="float">
            <text:p>70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75" calcext:value-type="float">
            <text:p>67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98" calcext:value-type="float">
            <text:p>59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03" calcext:value-type="float">
            <text:p>57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673" calcext:value-type="float">
            <text:p>56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16" calcext:value-type="float">
            <text:p>56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53" calcext:value-type="float">
            <text:p>51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76" calcext:value-type="float">
            <text:p>55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92" calcext:value-type="float">
            <text:p>42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551" calcext:value-type="float">
            <text:p>3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0T12:14:33.634624038</dc:date>
    <meta:editing-duration>PT2M11S</meta:editing-duration>
    <meta:editing-cycles>1</meta:editing-cycles>
    <meta:document-statistic meta:table-count="1" meta:cell-count="200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85cm" svg:height="19.04cm" xlink:href=".." xlink:type="simple" chart:class="chart:line" chart:style-name="ch1">
        <chart:legend chart:legend-position="end" svg:x="31.002cm" svg:y="9.235cm" style:legend-expansion="high" chart:style-name="ch2"/>
        <chart:plot-area chart:style-name="ch3" table:cell-range-address="basicHistogram.B1:basicHistogram.B100" svg:x="0.677cm" svg:y="0.38cm" svg:width="29.648cm" svg:height="18.28cm">
          <chartooo:coordinate-region svg:x="1.931cm" svg:y="0.565cm" svg:width="28.394cm" svg:height="17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asicHistogram.B1:basicHistogram.B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6">
                <text:p>866</text:p>
                <draw:g>
                  <svg:desc>basicHistogram.B1:basicHistogram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56">
                <text:p>5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51">
                <text:p>6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82">
                <text:p>6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69">
                <text:p>75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91">
                <text:p>8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13">
                <text:p>7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57">
                <text:p>76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07">
                <text:p>85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19">
                <text:p>8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89">
                <text:p>82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51">
                <text:p>8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86">
                <text:p>84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38">
                <text:p>8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79">
                <text:p>88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64">
                <text:p>8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29">
                <text:p>82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56">
                <text:p>88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59">
                <text:p>8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55">
                <text:p>8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85">
                <text:p>8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86">
                <text:p>7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55">
                <text:p>7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18">
                <text:p>79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19">
                <text:p>78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55">
                <text:p>73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01">
                <text:p>79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88">
                <text:p>67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64">
                <text:p>6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39">
                <text:p>6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03">
                <text:p>57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16">
                <text:p>56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45">
                <text:p>52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53">
                <text:p>5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69">
                <text:p>49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01">
                <text:p>4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44">
                <text:p>43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31">
                <text:p>41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51">
                <text:p>35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